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string" calcext:value-type="string">
            <text:p>potencia armonicos dBm</text:p>
          </table:table-cell>
          <table:table-cell table:style-name="ce1" office:value-type="string" calcext:value-type="string">
            <text:p>potencia armonicos mW</text:p>
          </table:table-cell>
          <table:table-cell table:style-name="ce1" office:value-type="string" calcext:value-type="string">
            <text:p>Coefientes bessel practicos </text:p>
          </table:table-cell>
          <table:table-cell table:style-name="ce1" office:value-type="string" calcext:value-type="string">
            <text:p>Coeficientes Bessel Teoricos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POWER([.D4]/10)" office:value-type="string" office:string-value="" calcext:value-type="error">
            <text:p>Err:511</text:p>
          </table:table-cell>
          <table:table-cell table:formula="of:=POWER(10;([.D4]-[.E15])/20)" office:value-type="string" office:string-value="" calcext:value-type="error">
            <text:p>#NAME?</text:p>
          </table:table-cell>
          <table:table-cell table:formula="of:=BESSELJ([.$E$2];[.C4])" office:value-type="float" office:value="0.223890779141236" calcext:value-type="float">
            <text:p>0.223890779141236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POWER([.D5]/10)" office:value-type="string" office:string-value="" calcext:value-type="error">
            <text:p>Err:511</text:p>
          </table:table-cell>
          <table:table-cell table:formula="of:=POWER(10;([.D5]-[.E16])/20)" office:value-type="float" office:value="1" calcext:value-type="float">
            <text:p>1</text:p>
          </table:table-cell>
          <table:table-cell table:formula="of:=BESSELJ([.$E$2];[.C5])" office:value-type="float" office:value="0.576724807756874" calcext:value-type="float">
            <text:p>0.57672480775687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POWER([.D6]/10)" office:value-type="string" office:string-value="" calcext:value-type="error">
            <text:p>Err:511</text:p>
          </table:table-cell>
          <table:table-cell table:formula="of:=POWER(10;([.D6]-[.E17])/20)" office:value-type="float" office:value="1" calcext:value-type="float">
            <text:p>1</text:p>
          </table:table-cell>
          <table:table-cell table:formula="of:=BESSELJ([.$E$2];[.C6])" office:value-type="float" office:value="0.352834028615638" calcext:value-type="float">
            <text:p>0.352834028615638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POWER([.D7]/10)" office:value-type="string" office:string-value="" calcext:value-type="error">
            <text:p>Err:511</text:p>
          </table:table-cell>
          <table:table-cell table:formula="of:=POWER(10;([.D7]-[.E18])/20)" office:value-type="float" office:value="1" calcext:value-type="float">
            <text:p>1</text:p>
          </table:table-cell>
          <table:table-cell table:formula="of:=BESSELJ([.$E$2];[.C7])" office:value-type="float" office:value="0.128943249474402" calcext:value-type="float">
            <text:p>0.128943249474402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POWER([.D8]/10)" office:value-type="string" office:string-value="" calcext:value-type="error">
            <text:p>Err:511</text:p>
          </table:table-cell>
          <table:table-cell table:formula="of:=POWER(10;([.D8]-[.E19])/20)" office:value-type="float" office:value="1" calcext:value-type="float">
            <text:p>1</text:p>
          </table:table-cell>
          <table:table-cell table:formula="of:=BESSELJ([.$E$2];[.C8])" office:value-type="float" office:value="0.0339957198075684" calcext:value-type="float">
            <text:p>0.033995719807569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formula="of:=POWER([.D9]/10)" office:value-type="string" office:string-value="" calcext:value-type="error">
            <text:p>Err:511</text:p>
          </table:table-cell>
          <table:table-cell table:formula="of:=POWER(10;([.D9]-[.E20])/20)" office:value-type="float" office:value="1" calcext:value-type="float">
            <text:p>1</text:p>
          </table:table-cell>
          <table:table-cell table:formula="of:=BESSELJ([.$E$2];[.C9])" office:value-type="float" office:value="0.00703962975587169" calcext:value-type="float">
            <text:p>0.00703962975587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POWER([.D10]/10)" office:value-type="string" office:string-value="" calcext:value-type="error">
            <text:p>Err:511</text:p>
          </table:table-cell>
          <table:table-cell table:formula="of:=POWER(10;([.D10]-[.E21])/20)" office:value-type="float" office:value="1" calcext:value-type="float">
            <text:p>1</text:p>
          </table:table-cell>
          <table:table-cell table:formula="of:=BESSELJ([.$E$2];[.C10])" office:value-type="float" office:value="0.00120242897178999" calcext:value-type="float">
            <text:p>0.00120242897179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formula="of:=POWER([.D11]/10)" office:value-type="string" office:string-value="" calcext:value-type="error">
            <text:p>Err:511</text:p>
          </table:table-cell>
          <table:table-cell table:formula="of:=POWER(10;([.D11]-[.E22])/20)" office:value-type="float" office:value="1" calcext:value-type="float">
            <text:p>1</text:p>
          </table:table-cell>
          <table:table-cell table:formula="of:=BESSELJ([.$E$2];[.C11])" office:value-type="float" office:value="0.000174944074868274" calcext:value-type="float">
            <text:p>0.000174944074868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POWER([.D12]/10)" office:value-type="string" office:string-value="" calcext:value-type="error">
            <text:p>Err:511</text:p>
          </table:table-cell>
          <table:table-cell table:formula="of:=POWER(10;([.D12]-[.E23])/20)" office:value-type="float" office:value="1" calcext:value-type="float">
            <text:p>1</text:p>
          </table:table-cell>
          <table:table-cell table:formula="of:=BESSELJ([.$E$2];[.C12])" office:value-type="float" office:value="0.0000221795522879259" calcext:value-type="float">
            <text:p>2.21795522879259E-0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formula="of:=POWER([.D13]/10)" office:value-type="string" office:string-value="" calcext:value-type="error">
            <text:p>Err:511</text:p>
          </table:table-cell>
          <table:table-cell table:formula="of:=POWER(10;([.D13]-[.E24])/20)" office:value-type="float" office:value="1" calcext:value-type="float">
            <text:p>1</text:p>
          </table:table-cell>
          <table:table-cell table:formula="of:=BESSELJ([.$E$2];[.C13])" office:value-type="float" office:value="0.00000249234343513307" calcext:value-type="float">
            <text:p>2.49234343513307E-06</text:p>
          </table:table-cell>
        </table:table-row>
        <table:table-row table:style-name="ro3">
          <table:table-cell table:number-columns-repeated="3"/>
          <table:table-cell table:style-name="ce2" office:value-type="string" calcext:value-type="string">
            <text:p>Potencia portadora</text:p>
          </table:table-cell>
          <table:table-cell table:formula="of:=[.E4]+2*suma([.E5:.E13])" office:value-type="string" office:string-value="" calcext:value-type="error">
            <text:p>#NAME?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2" office:value-type="string" calcext:value-type="string">
            <text:p>Potencia portadora dBm</text:p>
          </table:table-cell>
          <table:table-cell table:formula="of:=10*LOG10([.E14])" office:value-type="string" office:string-value="" calcext:value-type="error">
            <text:p>#NAME?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9T14:55:16.814289662</meta:creation-date>
    <dc:date>2023-06-09T15:02:22.366105341</dc:date>
    <meta:editing-duration>PT7M5S</meta:editing-duration>
    <meta:editing-cycles>1</meta:editing-cycles>
    <meta:document-statistic meta:table-count="1" meta:cell-count="50" meta:object-count="0"/>
    <meta:generator>LibreOffice/6.4.7.2$Linux_X86_64 LibreOffice_project/40$Build-2</meta:generator>
  </office:meta>
</office:document-meta>
</file>